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Ubuntu1"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list-style-name="L1">
      <style:text-properties officeooo:rsid="001fc4d9" officeooo:paragraph-rsid="001fc4d9"/>
    </style:style>
    <style:style style:name="P2" style:family="paragraph" style:parent-style-name="Header">
      <style:text-properties officeooo:rsid="001fc4d9" officeooo:paragraph-rsid="001fc4d9"/>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08501408" text:style-name="L1">
        <text:list-item>
          <text:p text:style-name="P1">Transmission speed initially tested at 3.54 Mbps at location A(Student parking lot)</text:p>
        </text:list-item>
        <text:list-item>
          <text:p text:style-name="P1">Relevant camera feature appears to be pixel size for determining if will be able to work for OpenALPR at set distance at location A, still researching settings to modify on Raspberry Pi to determine if the built in camera will work or if a new one will be needed, further testing will take place.</text:p>
        </text:list-item>
        <text:list-item>
          <text:p text:style-name="P1">Using <text:a xlink:type="simple" xlink:href="https://www.cryptopp.com/" text:style-name="Internet_20_link" text:visited-style-name="Visited_20_Internet_20_Link">https://www.cryptopp.com/</text:a> for setting up stream cipher and AES on server side</text:p>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Ubuntu1"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Ubuntu" fo:font-family="Ubuntu" style:font-style-name="Regular"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Ubuntu1" fo:font-family="Ubuntu" style:font-style-name="Italic"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tyle-name="Regular" style:font-pitch="variable" style:font-size-asian="12pt" style:font-name-complex="FreeSans1" style:font-family-complex="FreeSans" style:font-family-generic-complex="swiss"/>
    </style:style>
    <style:style style:name="Addressee" style:family="paragraph" style:parent-style-name="Standard" style:auto-update="true" style:class="extra">
      <style:paragraph-properties fo:margin-top="0in" fo:margin-bottom="0.0417in" loext:contextual-spacing="false" text:number-lines="false" text:line-number="0"/>
      <style:text-properties style:font-name="Ubuntu" fo:font-family="Ubuntu" style:font-style-name="Regular" style:font-pitch="variable"/>
    </style:style>
    <style:style style:name="Drawing" style:family="paragraph" style:parent-style-name="Caption" style:class="extra"/>
    <style:style style:name="Figure" style:family="paragraph" style:parent-style-name="Caption" style:class="extra"/>
    <style:style style:name="Illustration" style:family="paragraph" style:hidden="true"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Ubuntu" fo:font-family="Ubuntu" style:font-style-name="Regular"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Ubuntu" fo:font-family="Ubuntu" style:font-style-name="Regular"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 fo:font-family="Ubuntu" style:font-style-name="Regular" style:font-pitch="variable"/>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 fo:font-family="Ubuntu" style:font-style-name="Regular" style:font-pitch="variable"/>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 fo:font-family="Ubuntu" style:font-style-name="Regular" style:font-pitch="variable"/>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Ubuntu" fo:font-family="Ubuntu" style:font-style-name="Regular" style:font-pitch="variable" fo:font-size="10pt" style:font-size-asian="10pt" style:font-size-complex="10pt"/>
    </style:style>
    <style:style style:name="Frame_20_contents" style:display-name="Frame contents" style:family="paragraph" style:parent-style-name="Standard" style:class="extra">
      <style:text-properties style:font-name="Ubuntu" fo:font-family="Ubuntu" style:font-style-name="Regular" style:font-pitch="variabl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 fo:font-family="Ubuntu" style:font-style-name="Regular" style:font-pitch="variable"/>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 fo:font-family="Ubuntu" style:font-style-name="Regular" style:font-pitch="variable"/>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Ubuntu" fo:font-family="Ubuntu" style:font-style-name="Regular" style:font-pitch="variabl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style:font-name="Ubuntu" fo:font-family="Ubuntu" style:font-style-name="Regular" style:font-pitch="variable"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Ubuntu" fo:font-family="Ubuntu" style:font-style-name="Regular" style:font-pitch="variabl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Ubuntu" fo:font-family="Ubuntu" style:font-style-name="Regular"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Ubuntu" fo:font-family="Ubuntu"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Ubuntu" fo:font-family="Ubuntu" style:font-style-name="Regular" style:font-pitch="variable"/>
    </style:style>
    <style:style style:name="Sender" style:family="paragraph" style:parent-style-name="Standard" style:class="extra">
      <style:paragraph-properties fo:margin-top="0in" fo:margin-bottom="0.0417in" loext:contextual-spacing="false" text:number-lines="false" text:line-number="0"/>
      <style:text-properties style:font-name="Ubuntu" fo:font-family="Ubuntu" style:font-style-name="Regular" style:font-pitch="variable"/>
    </style:style>
    <style:style style:name="Signature" style:family="paragraph" style:parent-style-name="Standard" style:class="text">
      <style:paragraph-properties text:number-lines="false" text:line-number="0"/>
      <style:text-properties style:font-name="Ubuntu" fo:font-family="Ubuntu" style:font-style-name="Regular" style:font-pitch="variable"/>
    </style:style>
    <style:style style:name="Table_20_Contents" style:display-name="Table Contents" style:family="paragraph" style:parent-style-name="Standard" style:class="extra">
      <style:paragraph-properties text:number-lines="false" text:line-number="0"/>
      <style:text-properties style:font-name="Ubuntu" fo:font-family="Ubuntu" style:font-style-name="Regular"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4d9" officeooo:paragraph-rsid="001fc4d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loext:header-first>
        <text:p text:style-name="MP1">Project Notes</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0:49:57.875254993</meta:creation-date>
    <dc:title>Default</dc:title>
    <meta:editing-duration>PT2M30S</meta:editing-duration>
    <meta:editing-cycles>2</meta:editing-cycles>
    <meta:generator>LibreOffice/6.1.3.2$Linux_X86_64 LibreOffice_project/10$Build-2</meta:generator>
    <dc:date>2018-11-09T10:52:28.009253348</dc:date>
    <meta:document-statistic meta:table-count="0" meta:image-count="0" meta:object-count="0" meta:page-count="1" meta:paragraph-count="5" meta:word-count="84" meta:character-count="479" meta:non-whitespace-character-count="403"/>
    <meta:template xlink:type="simple" xlink:actuate="onRequest" xlink:title="Default" xlink:href="../../../../Templates/Default.ott" meta:date="2018-11-09T10:49:57.421517321"/>
  </office:meta>
</office:document-meta>
</file>